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7a42" officeooo:paragraph-rsid="00007a42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officeooo:rsid="00007a42" officeooo:paragraph-rsid="00007a4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libri Light" fo:font-size="12pt" fo:font-weight="bold" officeooo:rsid="00007a42" officeooo:paragraph-rsid="00007a4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size="12pt" fo:font-weight="bold" officeooo:rsid="0001fa67" officeooo:paragraph-rsid="0001fa6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12pt" officeooo:rsid="00007a42" officeooo:paragraph-rsid="00007a42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 Light" fo:font-size="12pt" officeooo:rsid="00007a42" officeooo:paragraph-rsid="00007a4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 Light" fo:font-size="12pt" officeooo:rsid="00007a42" officeooo:paragraph-rsid="000c2fc6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 Light" fo:font-size="12pt" officeooo:rsid="00007a42" officeooo:paragraph-rsid="00013a12" style:font-size-asian="12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Calibri Light" fo:font-size="12pt" officeooo:rsid="00013a12" officeooo:paragraph-rsid="00013a1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12pt" officeooo:paragraph-rsid="00013a12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Calibri Light" fo:font-size="12pt" officeooo:paragraph-rsid="00013a1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libri Light" fo:font-size="12pt" officeooo:rsid="00016830" officeooo:paragraph-rsid="0001683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 Light" fo:font-size="12pt" officeooo:rsid="0001fa67" officeooo:paragraph-rsid="0001fa67" style:font-size-asian="12pt" style:font-size-complex="12pt"/>
    </style:style>
    <style:style style:name="P14" style:family="paragraph" style:parent-style-name="Text_20_body" style:list-style-name="L4">
      <style:paragraph-properties fo:text-align="start" style:justify-single-word="false"/>
      <style:text-properties fo:font-variant="normal" fo:text-transform="none" fo:color="#000000" style:font-name="Calibri Light" fo:font-size="12pt" fo:letter-spacing="normal" fo:font-style="normal" fo:font-weight="normal" officeooo:paragraph-rsid="000227e3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555555" style:font-name="Calibri Light" fo:font-size="12pt" fo:letter-spacing="normal" fo:font-style="normal" fo:font-weight="normal" officeooo:rsid="000c2fc6" officeooo:paragraph-rsid="000c2fc6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Calibri Light" fo:font-size="12pt" fo:letter-spacing="normal" fo:font-style="normal" fo:font-weight="normal" officeooo:rsid="000c2fc6" officeooo:paragraph-rsid="000c2fc6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Calibri Light" fo:font-size="12pt" fo:letter-spacing="normal" fo:font-style="normal" fo:font-weight="normal" style:font-size-asian="12pt" style:font-size-complex="12pt"/>
    </style:style>
    <style:style style:name="T1" style:family="text">
      <style:text-properties officeooo:rsid="00013a12"/>
    </style:style>
    <style:style style:name="T2" style:family="text">
      <style:text-properties officeooo:rsid="000227e3"/>
    </style:style>
    <style:style style:name="T3" style:family="text">
      <style:text-properties officeooo:rsid="000c11e4"/>
    </style:style>
    <style:style style:name="T4" style:family="text">
      <style:text-properties officeooo:rsid="000c2fc6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CION DE SCRUM</text:p>
      <text:p text:style-name="P2"/>
      <text:p text:style-name="P1"/>
      <text:p text:style-name="P3">Roles</text:p>
      <text:p text:style-name="P5"/>
      <text:list xml:id="list900241761" text:style-name="L1">
        <text:list-item>
          <text:p text:style-name="P6">Product Owner. Hemos considerado al profesorado como el product owner del software en desarrollo por lo que será el agente a consultar y exponer el proyecto.</text:p>
        </text:list-item>
        <text:list-item>
          <text:p text:style-name="P6">Scrum Master. <text:span text:style-name="T3">Adrian Danlos será el encargado de desempeñar el ROL de Scrum Master por lo que gestionará el grupo así como las reuniones diarias y realizará un seguimiento del sprint para asegurarse de que se está llevando a cabo correctamente.</text:span></text:p>
        </text:list-item>
      </text:list>
      <text:p text:style-name="P5"/>
      <text:p text:style-name="P7"><text:span text:style-name="T5">Sprint</text:span></text:p>
      <text:p text:style-name="P7"><text:span text:style-name="T5"/></text:p>
      <text:p text:style-name="P7"><text:span text:style-name="T4">Se realizarán un total de 3 Sprint coincidiendo con las 3 entregas propuestas para el proyecto. La duración de cada sprint será variable y estará compuesto por las siguientes fases:</text:span></text:p>
      <text:list xml:id="list1954847010" text:style-name="L2">
        <text:list-header>
          <text:p text:style-name="P8"/>
        </text:list-header>
      </text:list>
      <text:list xml:id="list295236778" text:style-name="L3">
        <text:list-item>
          <text:p text:style-name="P11"><text:span text:style-name="T1">Planificación inicial.</text:span></text:p>
        </text:list-item>
        <text:list-item>
          <text:p text:style-name="P9">Desarrollo del producto.</text:p>
        </text:list-item>
        <text:list-item>
          <text:p text:style-name="P9">Testeo.</text:p>
        </text:list-item>
        <text:list-item>
          <text:p text:style-name="P9">Presentación o review final.</text:p>
        </text:list-item>
      </text:list>
      <text:p text:style-name="P10"/>
      <text:p text:style-name="P10"/>
      <text:p text:style-name="P4">Reuniones diarias</text:p>
      <text:p text:style-name="P4"/>
      <text:p text:style-name="P13">Al principio de cada día dedicaremos 15 minutos para poner en común el trabajo realizado por el equipo, la planificación de cara al futuro y posibles problemas encontrados <text:span text:style-name="T2">siguiendo éste guión:</text:span></text:p>
      <text:p text:style-name="P10"/>
      <text:list xml:id="list4057926122" text:style-name="L4">
        <text:list-item>
          <text:p text:style-name="P14">¿Qué he hecho desde la última reunión de sincronización para ayudar al equipo a cumplir su objetivo?</text:p>
        </text:list-item>
        <text:list-item>
          <text:p text:style-name="P14">¿Qué voy a hacer a partir de este momento para ayudar al equipo a cumplir su objetivo?</text:p>
        </text:list-item>
        <text:list-item>
          <text:p text:style-name="P14">¿Qué impedimentos tengo o voy a tener que nos impidan conseguir nuestro objetivo?</text:p>
        </text:list-item>
      </text:list>
      <text:p text:style-name="P15"/>
      <text:p text:style-name="P16">Tras cada día procedermos a redactar una acta recogiendo tanto los progresos como los problemas encontrados.</text:p>
      <text:p text:style-name="P1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06T20:43:38.110000000</dc:date>
    <meta:editing-duration>PT25M31S</meta:editing-duration>
    <meta:editing-cycles>10</meta:editing-cycles>
    <meta:document-statistic meta:table-count="0" meta:image-count="0" meta:object-count="0" meta:page-count="1" meta:paragraph-count="17" meta:word-count="218" meta:character-count="1298" meta:non-whitespace-character-count="1106"/>
  </office:meta>
</office:document-meta>
</file>